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language="en" fo:country="US" style:text-underline-style="none" fo:font-weight="normal" officeooo:rsid="001cadb9" officeooo:paragraph-rsid="0015e9e3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5e9e3" officeooo:paragraph-rsid="0015e9e3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5e9e3" officeooo:paragraph-rsid="0015e9e3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officeooo:rsid="003297df" officeooo:paragraph-rsid="003297d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officeooo:rsid="0015e9e3" officeooo:paragraph-rsid="0015e9e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officeooo:rsid="001de79a" officeooo:paragraph-rsid="001de79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paragraph-rsid="0025daab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paragraph-rsid="001ebbbe"/>
    </style:style>
    <style:style style:name="P9" style:family="paragraph" style:parent-style-name="Standard">
      <style:paragraph-properties fo:text-align="start" style:justify-single-word="false"/>
      <style:text-properties officeooo:paragraph-rsid="0036f45e"/>
    </style:style>
    <style:style style:name="T1" style:family="text">
      <style:text-properties fo:font-size="11pt" style:text-underline-style="none" fo:font-weight="normal" officeooo:rsid="006b6920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95a6e" style:font-size-asian="11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6b8600" style:font-size-asian="11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officeooo:rsid="006e6974" style:font-size-asian="11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017af0a" style:font-size-asian="11pt" style:font-weight-asian="normal" style:font-size-complex="11pt" style:font-weight-complex="normal"/>
    </style:style>
    <style:style style:name="T6" style:family="text">
      <style:text-properties fo:font-size="11pt" style:text-underline-style="none" fo:font-weight="normal" officeooo:rsid="00234eed" style:font-size-asian="11pt" style:font-weight-asian="normal" style:font-size-complex="11pt" style:font-weight-complex="normal"/>
    </style:style>
    <style:style style:name="T7" style:family="text">
      <style:text-properties fo:font-size="11pt" style:text-underline-style="none" fo:font-weight="normal" officeooo:rsid="0015e9e3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none" fo:font-weight="normal" officeooo:rsid="002de36b" style:font-size-asian="11pt" style:font-weight-asian="normal" style:font-size-complex="11pt" style:font-weight-complex="normal"/>
    </style:style>
    <style:style style:name="T9" style:family="text">
      <style:text-properties fo:font-size="11pt" style:text-underline-style="none" fo:font-weight="normal" officeooo:rsid="001de79a" style:font-size-asian="11pt" style:font-weight-asian="normal" style:font-size-complex="11pt" style:font-weight-complex="normal"/>
    </style:style>
    <style:style style:name="T10" style:family="text">
      <style:text-properties fo:font-size="11pt" style:text-underline-style="none" fo:font-weight="normal" officeooo:rsid="0025daab" style:font-size-asian="11pt" style:font-weight-asian="normal" style:font-size-complex="11pt" style:font-weight-complex="normal"/>
    </style:style>
    <style:style style:name="T11" style:family="text">
      <style:text-properties fo:font-size="11pt" style:text-underline-style="none" fo:font-weight="normal" officeooo:rsid="001ad01a" style:font-size-asian="11pt" style:font-weight-asian="normal" style:font-size-complex="11pt" style:font-weight-complex="normal"/>
    </style:style>
    <style:style style:name="T12" style:family="text">
      <style:text-properties fo:font-size="11pt" style:text-underline-style="none" fo:font-weight="normal" officeooo:rsid="00311313" style:font-size-asian="11pt" style:font-weight-asian="normal" style:font-size-complex="11pt" style:font-weight-complex="normal"/>
    </style:style>
    <style:style style:name="T13" style:family="text">
      <style:text-properties fo:font-size="11pt" style:text-underline-style="none" fo:font-weight="normal" officeooo:rsid="00276c5a" style:font-size-asian="11pt" style:font-weight-asian="normal" style:font-size-complex="11pt" style:font-weight-complex="normal"/>
    </style:style>
    <style:style style:name="T14" style:family="text">
      <style:text-properties fo:font-size="11pt" style:text-underline-style="none" fo:font-weight="normal" officeooo:rsid="001ae1ce" style:font-size-asian="11pt" style:font-weight-asian="normal" style:font-size-complex="11pt" style:font-weight-complex="normal"/>
    </style:style>
    <style:style style:name="T15" style:family="text">
      <style:text-properties fo:font-size="11pt" style:text-underline-style="none" fo:font-weight="normal" officeooo:rsid="00282d44" style:font-size-asian="11pt" style:font-weight-asian="normal" style:font-size-complex="11pt" style:font-weight-complex="normal"/>
    </style:style>
    <style:style style:name="T16" style:family="text">
      <style:text-properties fo:font-size="11pt" style:text-underline-style="none" fo:font-weight="normal" officeooo:rsid="001cadb9" style:font-size-asian="11pt" style:font-weight-asian="normal" style:font-size-complex="11pt" style:font-weight-complex="normal"/>
    </style:style>
    <style:style style:name="T17" style:family="text">
      <style:text-properties fo:font-size="11pt" style:text-underline-style="none" fo:font-weight="normal" officeooo:rsid="002f1d05" style:font-size-asian="11pt" style:font-weight-asian="normal" style:font-size-complex="11pt" style:font-weight-complex="normal"/>
    </style:style>
    <style:style style:name="T18" style:family="text">
      <style:text-properties fo:font-size="11pt" style:text-underline-style="none" fo:font-weight="normal" officeooo:rsid="001ebbbe" style:font-size-asian="11pt" style:font-weight-asian="normal" style:font-size-complex="11pt" style:font-weight-complex="normal"/>
    </style:style>
    <style:style style:name="T19" style:family="text">
      <style:text-properties fo:font-size="11pt" style:text-underline-style="none" fo:font-weight="normal" officeooo:rsid="00254bb1" style:font-size-asian="11pt" style:font-weight-asian="normal" style:font-size-complex="11pt" style:font-weight-complex="normal"/>
    </style:style>
    <style:style style:name="T20" style:family="text">
      <style:text-properties fo:font-size="11pt" style:text-underline-style="none" fo:font-weight="normal" officeooo:rsid="002906f9" style:font-size-asian="11pt" style:font-weight-asian="normal" style:font-size-complex="11pt" style:font-weight-complex="normal"/>
    </style:style>
    <style:style style:name="T21" style:family="text">
      <style:text-properties fo:font-size="11pt" style:text-underline-style="none" fo:font-weight="normal" officeooo:rsid="002d655f" style:font-size-asian="11pt" style:font-weight-asian="normal" style:font-size-complex="11pt" style:font-weight-complex="normal"/>
    </style:style>
    <style:style style:name="T22" style:family="text">
      <style:text-properties fo:font-size="11pt" style:text-underline-style="none" fo:font-weight="normal" officeooo:rsid="002ca698" style:font-size-asian="11pt" style:font-weight-asian="normal" style:font-size-complex="11pt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1cadb9" style:font-size-asian="11pt" style:font-size-complex="11pt"/>
    </style:style>
    <style:style style:name="T25" style:family="text">
      <style:text-properties fo:font-size="11pt" officeooo:rsid="002b00fa" style:font-size-asian="11pt" style:font-size-complex="11pt"/>
    </style:style>
    <style:style style:name="T26" style:family="text">
      <style:text-properties officeooo:rsid="0017af0a"/>
    </style:style>
    <style:style style:name="T27" style:family="text">
      <style:text-properties officeooo:rsid="00195a6e"/>
    </style:style>
    <style:style style:name="T28" style:family="text">
      <style:text-properties fo:language="en" fo:country="US" style:text-underline-style="none" fo:font-weight="normal" officeooo:rsid="0036f45e" style:font-weight-asian="normal" style:font-weight-complex="normal"/>
    </style:style>
    <style:style style:name="T29" style:family="text">
      <style:text-properties fo:language="en" fo:country="US" style:text-underline-style="none" fo:font-weight="normal" officeooo:rsid="00385f2e" style:font-weight-asian="normal" style:font-weight-complex="normal"/>
    </style:style>
    <style:style style:name="T30" style:family="text">
      <style:text-properties fo:language="en" fo:country="US" style:text-underline-style="none" fo:font-weight="normal" officeooo:rsid="0039c53c" style:font-weight-asian="normal" style:font-weight-complex="normal"/>
    </style:style>
    <style:style style:name="T31" style:family="text">
      <style:text-properties fo:language="en" fo:country="US" style:text-underline-style="none" fo:font-weight="normal" officeooo:rsid="003d3274" style:font-weight-asian="normal" style:font-weight-complex="normal"/>
    </style:style>
    <style:style style:name="T32" style:family="text">
      <style:text-properties fo:language="en" fo:country="US" style:text-underline-style="none" fo:font-weight="normal" officeooo:rsid="003f1710" style:font-weight-asian="normal" style:font-weight-complex="normal"/>
    </style:style>
    <style:style style:name="T33" style:family="text">
      <style:text-properties fo:language="en" fo:country="US" style:text-underline-style="none" fo:font-weight="normal" officeooo:rsid="00401ea1" style:font-weight-asian="normal" style:font-weight-complex="normal"/>
    </style:style>
    <style:style style:name="T34" style:family="text">
      <style:text-properties fo:language="en" fo:country="US" style:text-underline-style="none" fo:font-weight="normal" officeooo:rsid="00419279" style:font-weight-asian="normal" style:font-weight-complex="normal"/>
    </style:style>
    <style:style style:name="T35" style:family="text">
      <style:text-properties fo:language="en" fo:country="US" style:text-underline-style="none" fo:font-weight="normal" officeooo:rsid="0043886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3"/>
      <text:p text:style-name="P4">SARS-CoV-2 proximal interactome enhanced enrichment</text:p>
      <text:p text:style-name="P9"><text:span text:style-name="T31">The protein-protein interaction pre-print puts forward a rich dataset of 28 viral proteins </text:span><text:span text:style-name="T32">each</text:span><text:span text:style-name="T31"> in </text:span><text:span text:style-name="T32">independent</text:span><text:span text:style-name="T31"> interaction with host proteins in a 10 nm radius inside the living cell (HEK293). </text:span><text:span text:style-name="T33">Thi</text:span><text:span text:style-name="T34">s</text:span><text:span text:style-name="T33"> proximal interactome </text:span><text:span text:style-name="T34">pioneer </text:span><text:span text:style-name="T33">research aims at pin point essential host proteins for the viral cycle to happen in the cellular context. </text:span><text:span text:style-name="T32">The resulting network of interaction, </text:span><text:span text:style-name="T33">including all interactors,</text:span><text:span text:style-name="T32"> depicts </text:span><text:span text:style-name="T33">a continuous specter of </text:span><text:span text:style-name="T34">protein roles and</text:span><text:span text:style-name="T33"> biological functionality rendering </text:span><text:span text:style-name="T34">the apprehension of key processes, </text:span><text:span text:style-name="T35">as well as key interactors,</text:span><text:span text:style-name="T34"> impossible.</text:span><text:span text:style-name="T31"> </text:span><text:span text:style-name="T28">T</text:span><text:span text:style-name="T29">his page</text:span><text:span text:style-name="T28"> </text:span><text:span text:style-name="T29">is a visualization of the enhanced enrichment of the SARS-CoV-2 proximal interactome dataset which highlights </text:span><text:span text:style-name="T34">discrete and relevant </text:span><text:span text:style-name="T30">biological functionality and its set of genes </text:span><text:span text:style-name="T35">using the gene ontology and CORUM resources</text:span><text:span text:style-name="T29">.</text:span></text:p>
      <text:p text:style-name="P5"/>
      <text:p text:style-name="P5">Gene <text:span text:style-name="T27">O</text:span>ntology <text:span text:style-name="T26">Enrichment</text:span></text:p>
      <text:p text:style-name="P7"><text:span text:style-name="T1">Gene </text:span><text:span text:style-name="T2">O</text:span><text:span text:style-name="T1">ntology is </text:span><text:span text:style-name="T3">a</text:span><text:span text:style-name="T4">n informative resource and a collaborative effort </text:span><text:span text:style-name="T5">for</text:span><text:span text:style-name="T4"> classif</text:span><text:span text:style-name="T5">ying</text:span><text:span text:style-name="T4"> sets of genes by their attributes. Here</text:span><text:span text:style-name="T6"> the</text:span><text:span text:style-name="T4"> focus </text:span><text:span text:style-name="T6">is</text:span><text:span text:style-name="T4"> mainly on biological </text:span><text:span text:style-name="T5">processes (BP)</text:span><text:span text:style-name="T7"> </text:span><text:span text:style-name="T5">and cellular components (CC) annotations available for the sets of interactors </text:span><text:span text:style-name="T8">provided</text:span><text:span text:style-name="T5">. </text:span><text:span text:style-name="T9">E</text:span><text:span text:style-name="T5">ach </text:span><text:span text:style-name="T10">interactor</text:span><text:span text:style-name="T5"> is annotated to its GO terms </text:span><text:span text:style-name="T2">with respect to the </text:span><text:span text:style-name="T8">GO </text:span><text:span text:style-name="T2">annotations provided by Uniprot. </text:span><text:span text:style-name="T10">Then, </text:span><text:span text:style-name="T11">GO terms are scored using the Fisher-Weight algorithm </text:span><text:span text:style-name="T12">using</text:span><text:span text:style-name="T10"> topGO package</text:span><text:span text:style-name="T11">.</text:span><text:span text:style-name="T13"> </text:span><text:span text:style-name="T14">20 most significant terms </text:span><text:span text:style-name="T15">(unique and redundant)</text:span><text:span text:style-name="T14"> </text:span><text:span text:style-name="T10">along with their interactors</text:span><text:span text:style-name="T13"> are retrieved</text:span><text:span text:style-name="T16">. </text:span><text:span text:style-name="T6">The interactive graph depicts the </text:span><text:span text:style-name="T10">Gene Ontology </text:span><text:span text:style-name="T17">most relevant terms in its</text:span><text:span text:style-name="T10"> hierarchical </text:span><text:span text:style-name="T17">layout context.</text:span></text:p>
      <text:p text:style-name="P1"/>
      <text:p text:style-name="P6"><text:span text:style-name="T24">P</text:span><text:span text:style-name="T23">rotein Complex </text:span><text:span text:style-name="T25">Enrichment</text:span></text:p>
      <text:p text:style-name="P8"><text:span text:style-name="T18">CORUM provides manually curated protein complex</text:span><text:span text:style-name="T19">es</text:span><text:span text:style-name="T18"> from scientific reviews. </text:span><text:span text:style-name="T20">It offers an additional layer of information on top of the </text:span><text:span text:style-name="T21">Gene Ontology </text:span><text:span text:style-name="T20">enrichment. </text:span><text:span text:style-name="T21">A list of the most relevant protein complexes is generated by querying interactors against a locally downloaded snapshot of the database for matches in protein complex components.</text:span><text:span text:style-name="T20"> </text:span><text:span text:style-name="T22">Several occur</text:span><text:span text:style-name="T21">r</text:span><text:span text:style-name="T22">ences </text:span><text:span text:style-name="T21">highlight an interplay between the bait and the protein comple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3:55:52.408143479</meta:creation-date>
    <dc:date>2021-09-03T23:01:04.986344381</dc:date>
    <meta:editing-duration>PT6H30M2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7" meta:word-count="286" meta:character-count="1960" meta:non-whitespace-character-count="1681"/>
  </office:meta>
</office:document-meta>
</file>